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fo:font-size="15pt" fo:font-weight="normal" officeooo:paragraph-rsid="00001cc9" style:font-size-asian="13.1000003814697pt" style:font-weight-asian="normal" style:font-size-complex="15pt" style:font-weight-complex="normal"/>
    </style:style>
    <style:style style:name="P2"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3" style:family="paragraph" style:parent-style-name="Standard">
      <style:paragraph-properties fo:text-align="start" style:justify-single-word="false"/>
      <style:text-properties fo:font-size="12pt" fo:font-weight="normal" officeooo:paragraph-rsid="00086a4a"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paragraph-rsid="000aa35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30pt" fo:font-weight="bold" officeooo:rsid="00001cc9" officeooo:paragraph-rsid="00001cc9" style:font-size-asian="30pt" style:font-weight-asian="bold" style:font-size-complex="30pt" style:font-weight-complex="bold"/>
    </style:style>
    <style:style style:name="P7" style:family="paragraph" style:parent-style-name="Standard">
      <style:paragraph-properties fo:text-align="center"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8" style:family="paragraph" style:parent-style-name="Standard">
      <style:paragraph-properties fo:text-align="start" style:justify-single-word="false"/>
      <style:text-properties fo:font-size="15pt" fo:font-weight="normal" officeooo:rsid="00001cc9" officeooo:paragraph-rsid="00001cc9" style:font-size-asian="13.1000003814697pt" style:font-weight-asian="normal" style:font-size-complex="15pt" style:font-weight-complex="normal"/>
    </style:style>
    <style:style style:name="P9" style:family="paragraph" style:parent-style-name="Standard">
      <style:paragraph-properties fo:text-align="start" style:justify-single-word="false"/>
      <style:text-properties fo:font-size="15pt" fo:font-weight="normal" officeooo:rsid="00001cc9" officeooo:paragraph-rsid="0011cd46" style:font-size-asian="13.1000003814697pt" style:font-weight-asian="normal" style:font-size-complex="15pt" style:font-weight-complex="normal"/>
    </style:style>
    <style:style style:name="P10" style:family="paragraph" style:parent-style-name="Standard">
      <style:paragraph-properties fo:text-align="start" style:justify-single-word="false"/>
      <style:text-properties fo:font-size="15pt" fo:font-weight="normal" officeooo:rsid="00015b41" officeooo:paragraph-rsid="00015b41" style:font-size-asian="13.1000003814697pt" style:font-weight-asian="normal" style:font-size-complex="15pt" style:font-weight-complex="normal"/>
    </style:style>
    <style:style style:name="P11" style:family="paragraph" style:parent-style-name="Standard">
      <style:paragraph-properties fo:text-align="center" style:justify-single-word="false"/>
      <style:text-properties fo:font-size="15pt" fo:font-weight="normal" officeooo:paragraph-rsid="0011cd46" style:font-size-asian="13.1000003814697pt" style:font-weight-asian="normal" style:font-size-complex="15pt" style:font-weight-complex="normal"/>
    </style:style>
    <style:style style:name="P12" style:family="paragraph" style:parent-style-name="Standard">
      <style:paragraph-properties fo:text-align="start" style:justify-single-word="false"/>
      <style:text-properties fo:font-size="15pt" fo:font-weight="normal" officeooo:paragraph-rsid="0011cd46" style:font-size-asian="13.1000003814697pt" style:font-weight-asian="normal" style:font-size-complex="15pt" style:font-weight-complex="normal"/>
    </style:style>
    <style:style style:name="P13" style:family="paragraph" style:parent-style-name="Standard">
      <style:paragraph-properties fo:text-align="start" style:justify-single-word="false"/>
      <style:text-properties fo:font-size="15pt" fo:font-weight="normal" officeooo:paragraph-rsid="00086a4a" style:font-size-asian="13.1000003814697pt" style:font-weight-asian="normal" style:font-size-complex="15pt" style:font-weight-complex="normal"/>
    </style:style>
    <style:style style:name="P14" style:family="paragraph" style:parent-style-name="Standard">
      <style:paragraph-properties fo:text-align="start" style:justify-single-word="false"/>
      <style:text-properties fo:font-size="12pt" fo:font-style="normal" fo:font-weight="normal" officeooo:rsid="00015b41" officeooo:paragraph-rsid="0011cd4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weight="normal" officeooo:rsid="00015b41" officeooo:paragraph-rsid="00001cc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15b41" officeooo:paragraph-rsid="0011cd4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31cc1" officeooo:paragraph-rsid="0011cd4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46ed2" officeooo:paragraph-rsid="0011cd46"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664c3" officeooo:paragraph-rsid="00086a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86a4a" officeooo:paragraph-rsid="00086a4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8b5a1" officeooo:paragraph-rsid="00086a4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paragraph-rsid="0008b5a1"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paragraph-rsid="000b275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paragraph-rsid="0010ad23"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paragraph-rsid="0010d7cf"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color="#000000" fo:font-size="12pt" fo:font-weight="normal" officeooo:rsid="000aa352" officeooo:paragraph-rsid="000aa352" style:font-size-asian="10.5pt" style:font-weight-asian="normal" style:font-size-complex="12pt" style:font-weight-complex="normal"/>
    </style:style>
    <style:style style:name="T1" style:family="text">
      <style:text-properties officeooo:rsid="00001cc9"/>
    </style:style>
    <style:style style:name="T2" style:family="text">
      <style:text-properties fo:font-size="12pt" officeooo:rsid="00001cc9" style:font-size-asian="10.5pt" style:font-size-complex="12pt"/>
    </style:style>
    <style:style style:name="T3" style:family="text">
      <style:text-properties fo:font-size="12pt" officeooo:rsid="00015b41" style:font-size-asian="10.5pt" style:font-size-complex="12pt"/>
    </style:style>
    <style:style style:name="T4" style:family="text">
      <style:text-properties fo:font-size="12pt" officeooo:rsid="00031cc1" style:font-size-asian="10.5pt" style:font-size-complex="12pt"/>
    </style:style>
    <style:style style:name="T5" style:family="text">
      <style:text-properties fo:font-size="12pt" officeooo:rsid="00046ed2" style:font-size-asian="10.5pt" style:font-size-complex="12pt"/>
    </style:style>
    <style:style style:name="T6" style:family="text">
      <style:text-properties fo:font-size="12pt" officeooo:rsid="000664c3" style:font-size-asian="10.5pt" style:font-size-complex="12pt"/>
    </style:style>
    <style:style style:name="T7" style:family="text">
      <style:text-properties fo:font-size="12pt" officeooo:rsid="0006f705" style:font-size-asian="10.5pt" style:font-size-complex="12pt"/>
    </style:style>
    <style:style style:name="T8" style:family="text">
      <style:text-properties fo:font-size="12pt" officeooo:rsid="00086a4a" style:font-size-asian="10.5pt" style:font-size-complex="12pt"/>
    </style:style>
    <style:style style:name="T9" style:family="text">
      <style:text-properties fo:font-size="12pt" officeooo:rsid="000aa352" style:font-size-asian="10.5pt" style:font-size-complex="12pt"/>
    </style:style>
    <style:style style:name="T10" style:family="text">
      <style:text-properties fo:font-size="12pt" officeooo:rsid="001045d8" style:font-size-asian="10.5pt" style:font-size-complex="12pt"/>
    </style:style>
    <style:style style:name="T11" style:family="text">
      <style:text-properties fo:font-size="12pt" officeooo:rsid="00134e12" style:font-size-asian="10.5pt" style:font-size-complex="12pt"/>
    </style:style>
    <style:style style:name="T12" style:family="text">
      <style:text-properties fo:font-size="12pt" officeooo:rsid="00148376" style:font-size-asian="10.5pt" style:font-size-complex="12pt"/>
    </style:style>
    <style:style style:name="T13" style:family="text">
      <style:text-properties fo:font-size="12pt" fo:font-style="italic" officeooo:rsid="00015b41" style:font-size-asian="10.5pt" style:font-style-asian="italic" style:font-size-complex="12pt" style:font-style-complex="italic"/>
    </style:style>
    <style:style style:name="T14" style:family="text">
      <style:text-properties officeooo:rsid="0011cd46" style:font-size-asian="15pt"/>
    </style:style>
    <style:style style:name="T15" style:family="text">
      <style:text-properties officeooo:rsid="00086a4a"/>
    </style:style>
    <style:style style:name="T16" style:family="text">
      <style:text-properties fo:font-size="13.5pt" officeooo:rsid="00086a4a" style:font-size-asian="13.5pt" style:font-size-complex="13.5pt"/>
    </style:style>
    <style:style style:name="T17" style:family="text">
      <style:text-properties fo:font-size="13.5pt" officeooo:rsid="000db087" style:font-size-asian="13.5pt" style:font-size-complex="13.5pt"/>
    </style:style>
    <style:style style:name="T18" style:family="text">
      <style:text-properties officeooo:rsid="0008b5a1"/>
    </style:style>
    <style:style style:name="T19" style:family="text">
      <style:text-properties officeooo:rsid="000aa352"/>
    </style:style>
    <style:style style:name="T20" style:family="text">
      <style:text-properties fo:color="#ff0000" officeooo:rsid="000aa352"/>
    </style:style>
    <style:style style:name="T21" style:family="text">
      <style:text-properties officeooo:rsid="000ab99f"/>
    </style:style>
    <style:style style:name="T22" style:family="text">
      <style:text-properties officeooo:rsid="000b2750"/>
    </style:style>
    <style:style style:name="T23" style:family="text">
      <style:text-properties officeooo:rsid="000bcbca"/>
    </style:style>
    <style:style style:name="T24" style:family="text">
      <style:text-properties officeooo:rsid="000db087"/>
    </style:style>
    <style:style style:name="T25" style:family="text">
      <style:text-properties officeooo:rsid="000e9dc4"/>
    </style:style>
    <style:style style:name="T26" style:family="text">
      <style:text-properties officeooo:rsid="001045d8"/>
    </style:style>
    <style:style style:name="T27" style:family="text">
      <style:text-properties officeooo:rsid="0010ad23"/>
    </style:style>
    <style:style style:name="T28" style:family="text">
      <style:text-properties officeooo:rsid="0010d7cf"/>
    </style:style>
    <style:style style:name="T29" style:family="text">
      <style:text-properties officeooo:rsid="00117963"/>
    </style:style>
    <style:style style:name="T30" style:family="text">
      <style:text-properties officeooo:rsid="0011cd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pécifications TP Analog</text:p>
      <text:p text:style-name="P7">par Aurélien BERTRON et Alicia PARISSE</text:p>
      <text:p text:style-name="P7">B3208</text:p>
      <text:p text:style-name="P8"/>
      <text:p text:style-name="P8"/>
      <text:p text:style-name="P8"/>
      <text:p text:style-name="P8">I-Présentation du projet</text:p>
      <text:p text:style-name="P8"/>
      <text:p text:style-name="P1"><text:span text:style-name="T1"><text:tab/></text:span><text:span text:style-name="T2">Le TP Analog a pour but d'analyser des logs Apache : chaque log contient différentes informations. Les principales sont l'adresse de la cible, la source </text:span><text:span text:style-name="T3">à partir de laquelle on arrive à cette image et l'heure à laquelle la redirection a eu lieu. </text:span></text:p>
      <text:p text:style-name="P1"><text:span text:style-name="T2"><text:tab/>On cherche à obtenir un schéma </text:span><text:span text:style-name="T9">G</text:span><text:span text:style-name="T2">raphViz qui nous expose les liens entre les </text:span><text:span text:style-name="T3">différentes pages web : on visualise le nombre de fois où l'utilisateur a été redirigé vers chaque page, à partir de telle autre page.</text:span><text:span text:style-name="T2"> </text:span></text:p>
      <text:p text:style-name="P10"/>
      <text:p text:style-name="P8"/>
      <text:p text:style-name="P8">II-Spécifications </text:p>
      <text:p text:style-name="P12"><text:span text:style-name="T30"><text:tab/>1) Choix généraux</text:span></text:p>
      <text:p text:style-name="P2"><text:tab/><text:span text:style-name="T6">Afin de favoriser l'adaptabilité du programme Analog, nous avons décidé d'utiliser une classe LigneFichier et LecteurLigneFichier qui sont adaptables à toutes sortes de lignes de fichier. La classe LigneFichier est abstraite et contient une méthode estValide() qui est une méthode virtuelle pure. Cette méthode permet de vérifier qu'une ligne de fichier est bien valide : puisqu'elle est virtuelle pure, elle sera obligatoirement redéfinie dans les classes qui héritent de LigneFichier et le fait qu'une ligne soit valide ou non sera spécifique au genre de ligne concernée. La classe LecteurLigneFichier est une classe générique qui a pour but de fournir une interface simple pour la lecture d'un fichier texte ligne par ligne. Par contre il faut l'utiliser en précisant la spécialisation de la classe abstraite LigneFichier. Ainsi pour adapter le Lecteur à notre programme nous avons créé une classe LigneLog, qui hérite de LigneFichier.</text:span></text:p>
      <text:p text:style-name="P2"><text:span text:style-name="T6"><text:tab/></text:span><text:span text:style-name="T11">On a choisi de stocker les nœuds (cible et sources) et les relation entre eux dans des set pour avoir une complexité </text:span><text:span text:style-name="T12">logarithmique plutôt qu'une complexité en o(n) (le cas pour les listes). </text:span></text:p>
      <text:p text:style-name="P19"/>
      <text:p text:style-name="P2"><text:span text:style-name="T6"><text:tab/></text:span><text:span text:style-name="T14">2) Spécification des attributs et méthodes</text:span></text:p>
      <text:p text:style-name="P19"/>
      <text:p text:style-name="P2"><text:span text:style-name="T8"><text:tab/></text:span><text:span text:style-name="T16">a) La Classe LigneLog</text:span></text:p>
      <text:p text:style-name="P2"><text:span text:style-name="T6"><text:tab/></text:span><text:span text:style-name="T8">La classe LigneLog hérite de la classe LigneFichier. Elle </text:span><text:span text:style-name="T7">a pour a</text:span><text:span text:style-name="T10">attributs</text:span><text:span text:style-name="T7"> : le nom de la cible (string), le nom de la source (string), l'heure de la redirection (int) et la validité de la ligne (bool</text:span><text:span text:style-name="T8">é</text:span><text:span text:style-name="T7">en). </text:span><text:span text:style-name="T6">Pour qu'une </text:span><text:span text:style-name="T7">LigneLog</text:span><text:span text:style-name="T6"> soit valide </text:span><text:span text:style-name="T7">il faut qu'elle comporte un certain nombre d</text:span><text:span text:style-name="T10">e paramètres</text:span><text:span text:style-name="T7"> (heure, cible, source, port etc.). Le constructeur, qui prend en paramètre une chaîne de caractères qui représente la ligne contenue dans le fichierLog, en extrait les a</text:span><text:span text:style-name="T10">ttributs</text:span><text:span text:style-name="T7"> de la classe(cible, referer, creneau et </text:span><text:span text:style-name="T8">valide). La méthode estValide() retourne la valeur de l'a</text:span><text:span text:style-name="T10">ttribut</text:span><text:span text:style-name="T8"> valide.</text:span></text:p>
      <text:p text:style-name="P20"/>
      <text:p text:style-name="P2"><text:span text:style-name="T8"><text:tab/></text:span><text:span text:style-name="T16">b) La Classe Rapport</text:span></text:p>
      <text:p text:style-name="P4"><text:span text:style-name="T15"><text:tab/>La classe Rapport a pour but de créer le fichier dot et de le remplir. Elle a pour a</text:span><text:span text:style-name="T26">ttribut</text:span><text:span text:style-name="T15">s le nom du Rapport (string), le nombre de redirections minimales (int), l'heure minimale (int), </text:span><text:soft-page-break/><text:span text:style-name="T15">l'exclusion de fichiers (booléen), et le dernier id de la structure nœud (int) (voir ci-après). Elle a pour méthodes ajouterLigne(const LigneLog *ligne), genererRapport(), afficherTopDocs(), </text:span><text:span text:style-name="T18">dotFileExiste(), fichierSortie(), afficherContraintes()</text:span><text:span text:style-name="T15"> ainsi qu'un constructeur et un destructeur. Elle contient également deux set (nœuds et relations) et une map (consultations). </text:span></text:p>
      <text:p text:style-name="P3"><text:span text:style-name="T15"><text:tab/>Le premier set nœuds, contient des objets de type nœud qui sont d'une structure nœud définie dans Rapport.h. La structure nœud a pour </text:span><text:span text:style-name="T18">champs</text:span><text:span text:style-name="T15"> : un identifiant (int), un nom (string), une variable de localité (booléen) et un nombre de consultations (int). </text:span><text:span text:style-name="T18">On redéfinit dans la structure nœud l'opérateur « plus petit que » pour que les objet nœud soient triés dans la structure nœuds d'abord par leur localité, puis par leur nombre de consultations.</text:span></text:p>
      <text:p text:style-name="P21"><text:tab/>Le deuxième set relations, contient des objets de type relation qui sont d'une structure relation définie dans Rapport.h. La structure relation a pour champs : l'identifiant d'une cible (int), l'identifiant d'une source (int) et un nombre de relations allant de la source à la cible. </text:p>
      <text:p text:style-name="P3"><text:span text:style-name="T18"><text:tab/></text:span><text:span text:style-name="T19">La méthode ajouterLigne prend en paramètre une LigneLog et retourne un booléen qui nous dit si la ligne a bien été ajoutée. En fonction de ce qu'elle contient, la méthode remplit ou modifie les set nœuds et relations. </text:span></text:p>
      <text:p text:style-name="P5"><text:span text:style-name="T19"><text:tab/>La méthode genererRapport ne prend rien en paramètre et retourne un booléen qui nous dit si elle s'est bien exécutée. Elle retourne false si </text:span><text:span text:style-name="T20">(à remplir)</text:span><text:span text:style-name="T19"> Elle affiche les différents nœuds avec leurs nombre de consultations et remplit le fichier dot qui sera utilisé pour obtenir le schéma GraphViz. </text:span></text:p>
      <text:p text:style-name="P26"><text:tab/>La méthode afficherTopDocs ne prend rien en paramètre et ne retourne rien. Elle affiche simplement à l'écran le nom des cibles les plus consultées et leur nombre de consultations. Le nombre de documents que l'on veut est la constante NB_TOP_DOCS contenue dans Rapport.h. Elle est ici à 10.</text:p>
      <text:p text:style-name="P4"><text:span text:style-name="T18"><text:tab/></text:span><text:span text:style-name="T19">La méthode </text:span><text:span text:style-name="T22">fichierSortie</text:span><text:span text:style-name="T21"> ne prend rien en paramètre et retourne un booléen. Ce booléen est vrai si l</text:span><text:span text:style-name="T22">'a</text:span><text:span text:style-name="T26">ttribut</text:span><text:span text:style-name="T22"> du nom du rapport est renseigné, c'est à dire si l'on désire générer un fichier dot. </text:span></text:p>
      <text:p text:style-name="P23"><text:span text:style-name="T22"><text:tab/>La méthode dotFileExiste ne prend rien en paramètre et retourne un booléen. </text:span><text:span text:style-name="T23">Ce booléen est vrai si un fichier avec le nom du rapport es déjà ouvert. </text:span></text:p>
      <text:p text:style-name="P23"><text:span text:style-name="T23"><text:tab/>Le constructeur </text:span><text:span text:style-name="T26">initialise</text:span><text:span text:style-name="T23"> les valeurs : du nombre de consultations minimum à 1, du créneau minimum à -1, le booléen d'exclusion des fichiers à une valeur fausse et la valeur du dernier identifiant inséré à 0. </text:span></text:p>
      <text:p text:style-name="P23"><text:span text:style-name="T23"/></text:p>
      <text:p text:style-name="P23"><text:span text:style-name="T23"><text:tab/></text:span><text:span text:style-name="T17">c) La Classe LecteurLigneFichier</text:span></text:p>
      <text:p text:style-name="P23"><text:span text:style-name="T24"><text:tab/></text:span><text:span text:style-name="T25">La classe LecteurLigneFichier permet d'aider à la lecture d'un fichier texte ligne par ligne. Elle a pour a</text:span><text:span text:style-name="T26">ttributs :</text:span><text:span text:style-name="T25"> un a</text:span><text:span text:style-name="T26">ttribut </text:span><text:span text:style-name="T25">de type ifstream, une booléen qui indique si l'on a atteint la fin du fichier et un booléen qui a une valeur vraie si la ligne du fichier est valide (obtenu par la méthode estValide des classes héritant de la classe LigneFichier). </text:span><text:span text:style-name="T26">Dans toute la classe LecteurLigneFichier on utilise des template pour pouvoir utiliser toutes les méthodes de LecteurLigneFichier avec n'importe quelle sorte de LigneFichier (pas seulement des LigneLog). </text:span><text:span text:style-name="T27">Quand on parlera d'objet de type T, cela fera référence à un objet d'une classe héritant de LigneFichier.</text:span></text:p>
      <text:p text:style-name="P24"><text:span text:style-name="T26"><text:tab/>Les méthodes de la classe LecteurLigneFichier sont : </text:span><text:span text:style-name="T27">ligneSuivante, endOfFile, valid ainsi que les constructeurs et destructeurs de classe. </text:span></text:p>
      <text:p text:style-name="P24"><text:span text:style-name="T27"><text:tab/>La méthode ligneSuivante ne prend aucun argument en paramètre et retourne un pointeur vers un objet de type T. Cette méthode vérifie s'il y a une ligne suivante et si tel est le cas, si cette ligne est valide. </text:span><text:span text:style-name="T28">Si jamais la ligne n'est pas valide, ou si on est arrivé à la fin du fichier la méthode renvoie NULL. </text:span></text:p>
      <text:p text:style-name="P25"><text:span text:style-name="T28"><text:tab/>Les méthodes valid et endOfFile ne prennent rien en paramètre et renvoient respectivement les valeurs des attributs validline et eof de la classe. </text:span></text:p>
      <text:p text:style-name="P25"><text:span text:style-name="T28"><text:tab/>Le constructeur de la classe prend en paramètre une chaîne de caractère qui représente le nom du fichier. Il initialise le booléen de fin de fichier à faux </text:span><text:span text:style-name="T29">et vérifie que le fichier n'est pas déjà ouvert, sinon il lève une exception. </text:span></text:p>
      <text:p text:style-name="P25"><text:soft-page-break/><text:span text:style-name="T29"/></text:p>
      <text:p text:style-name="P23"><text:span text:style-name="T24"/></text:p>
      <text:p text:style-name="P15"/>
      <text:p text:style-name="P8"><text:tab/></text:p>
      <text:p text:style-name="P9"><text:span text:style-name="T30">III – Man</text:span></text:p>
      <text:p text:style-name="P9"><text:span text:style-name="T30"/></text:p>
      <text:p text:style-name="P9"><text:span text:style-name="T30"><text:tab/></text:span><text:span text:style-name="T3">Pour lancer le programme l'utilisateur doit faire appel au programme « analog ». Il tapera donc en ligne de commande « analog » suivi des différentes options qu'il souhaite ajouter à l'analyse des logs et du nom du fichier de logs à analyser. La syntaxe est :</text:span></text:p>
      <text:p text:style-name="P11"><text:span text:style-name="T3"><text:s/></text:span><text:span text:style-name="T13">analog [options] fichierLog</text:span></text:p>
      <text:p text:style-name="P14"><text:tab/>Si l'utilisateur ne donne pas de fichierLog, alors une erreur lui est retournée lui disant que le nom du fichierLog est absent.</text:p>
      <text:p text:style-name="P16"><text:tab/>Si l'utilisateur ne met en paramètre aucune option, alors s'afficheront à l'écran la liste des 10 documents les plus vus (vers lesquels on a le plus été redirigé).</text:p>
      <text:p text:style-name="P12"><text:span text:style-name="T3"><text:tab/>Il e</text:span><text:span text:style-name="T6">xis</text:span><text:span text:style-name="T3">te ensuite différentes options :</text:span></text:p>
      <text:p text:style-name="P12"><text:span text:style-name="T3"><text:tab/>→ -g nomFichier : cette option permet de </text:span><text:span text:style-name="T4">dire que l'on veut générer un fichier dot et de donner le nom de ce fichier. Si l'on entre juste '-g' et pas de nomFichier, une erreur est retournée « mauvaise valeur pour le paramètre -g ».</text:span></text:p>
      <text:p text:style-name="P17"><text:tab/>→ -l nbHits : cette option permet de dire que l'on ne veut analyser que les pages web vers lesquelles on a été redirigé plus de nbHits fois. Si le paramètre nbHits est manquant, une erreur est retournée. Si nbHits n'est pas un entier, une erreur est retournée. Enfin, si nbHits est plus petit que 1, une autre erreur est retournée.</text:p>
      <text:p text:style-name="P12"><text:span text:style-name="T4"><text:tab/></text:span><text:span text:style-name="T5">→ </text:span><text:span text:style-name="T4"><text:s/></text:span><text:span text:style-name="T5">-t heure : cette option permet de préciser que l'on ne veut analyser que les redirections effectuées entre heure et heure+1. Si le paramètre heure n'est pas précisé, une erreur est renvoyée. Si le paramètre heure n'est pas un entier, une erreur est retournée. Enfin, si heure est plus petit que 0 ou plus grand que 23, une erreur est retournée.</text:span></text:p>
      <text:p text:style-name="P18"><text:span text:style-name="T30"><text:tab/>→ -x : cette option permet de ne prendre en compte que les pages web cibles qui ne sont pas des images. On testera donc les extensions : les extensions que l'on exclue sont les suivantes : .jpg, .png, .gif, .bmp, .js et .c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7T14:25:40</meta:creation-date>
    <dc:date>2013-12-08T16:10:27</dc:date>
    <meta:editing-duration>PT3H28M33S</meta:editing-duration>
    <meta:editing-cycles>6</meta:editing-cycles>
    <meta:generator>LibreOffice/4.0.2.2$Linux_X86_64 LibreOffice_project/400m0$Build-2</meta:generator>
    <meta:document-statistic meta:table-count="0" meta:image-count="0" meta:object-count="0" meta:page-count="3" meta:paragraph-count="40" meta:word-count="1388" meta:character-count="8359" meta:non-whitespace-character-count="6959"/>
  </office:meta>
</office:document-meta>
</file>